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Interpolação Quadrática - Grupo 06</text:span></text:p>
      <text:p text:style-name="P1"><text:span text:style-name="T1">Lucas Henrique Araújo Malta - 13/0122050<text:line-break/>Lucas Soares Guimarães - 12/0036550<text:line-break/>Davi Matias Dutra da Silva - 12/0044871<text:line-break/>Felipe Leone - 14/0138536<text:line-break/>Leonardo Feitoza de Oliveira - 14/0149121</text:span></text:p>
      <text:p text:style-name="P1"><text:span text:style-name="T1">O jogo se chama: Interpolação Arrowmática<text:line-break/>Todas as instruções se encontram no próprio corpo do jogo.<text:line-break/>O mesmo deve ser iniciado executando-se o único arquivo .m da pasta (Arrow.m)<text:line-break/>Nota: O jogo foi criado com o MATLAB versão R2015a, logo eventuais bugs ou até mesmo falhas gerais podem ser encontradas caso o mesmo tente ser iniciado com versões antigas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